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ext:span>The </text:span><text:span text:style-name="backtick">Meter</text:span><text:span> Widget can visualize data in very flexible ways. In can show arcs, needles, ticks lines and labels.</text:span></text:p><text:p text:style-name="Standard"/><text:p text:style-name="Standard">More info (<text:a xlink:type="simple" xlink:href="https://docs.lvgl.io/8.3/widgets/extra/meter.html" text:style-name="Internet_20_link" text:visited-style-name="Visited_20_Internet_20_Link">link</text:a>)</text:p><text:p text:style-name="Standard"/>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text:span>List of scale definitions. The Scale has minor and major ticks and labels on the major ticks. One or more indicator can be added to each scales.There are four different type of indicators:</text:span></text:p><text:p text:style-name="Standard"/><text:list xml:id="list_Meter5" text:style-name="List_20_1">
                    <text:list-item>
                            <text:p text:style-name="List_20_1_20_Start">
                            <text:span><text:span>Needle image</text:span></text:span>
                            </text:p>
                        </text:list-item>
                        
<text:list-item>
                            <text:p text:style-name="List_20_1">
                            <text:span><text:span>Needle line</text:span></text:span>
                            </text:p>
                        </text:list-item>
                        
<text:list-item>
                            <text:p text:style-name="List_20_1">
                            <text:span><text:span>Scale lines</text:span></text:span>
                            </text:p>
                        </text:list-item>
                        
<text:list-item>
                            <text:p text:style-name="List_20_1_20_End">
                            <text:span><text:span>Arc</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7" text:continue-numbering="true" text:continue-list="list_Meter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Meter8" text:continue-numbering="true" text:continue-list="list_Meter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Meter9" text:continue-numbering="true" text:continue-list="list_Meter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Meter10" text:continue-numbering="true" text:continue-list="list_Meter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Meter11"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Meter12" text:continue-numbering="true" text:continue-list="list_Meter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Meter13" text:continue-numbering="true" text:continue-list="list_Meter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Meter14"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Meter15" text:continue-numbering="true" text:continue-list="list_Mete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Meter16" text:continue-numbering="true" text:continue-list="list_Meter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Meter17"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Meter18" text:continue-numbering="true" text:continue-list="list_Mete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Meter19" text:continue-numbering="true" text:continue-list="list_Meter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Meter20"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1" text:continue-numbering="true" text:continue-list="list_Meter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2" text:continue-numbering="true" text:continue-list="list_Meter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Meter23" text:continue-numbering="true" text:continue-list="list_Meter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Meter24" text:continue-numbering="true" text:continue-list="list_Meter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Meter25" text:continue-numbering="true" text:continue-list="list_Meter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Meter26" text:continue-numbering="true" text:continue-list="list_Meter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Meter27" text:continue-numbering="true" text:continue-list="list_Meter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Meter28" text:continue-numbering="true" text:continue-list="list_Meter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Meter29" text:continue-numbering="true" text:continue-list="list_Meter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Meter30" text:continue-numbering="true" text:continue-list="list_Meter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Meter31" text:continue-numbering="true" text:continue-list="list_Meter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Meter32" text:continue-numbering="true" text:continue-list="list_Meter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Meter33" text:continue-numbering="true" text:continue-list="list_Meter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Meter34" text:continue-numbering="true" text:continue-list="list_Meter33"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Meter35" text:continue-numbering="true" text:continue-list="list_Meter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Meter36" text:continue-numbering="true" text:continue-list="list_Meter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Meter37" text:continue-numbering="true" text:continue-list="list_Meter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Meter38" text:continue-numbering="true" text:continue-list="list_Meter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Meter39" text:continue-numbering="true" text:continue-list="list_Meter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Meter40" text:continue-numbering="true" text:continue-list="list_Meter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Meter41" text:continue-numbering="true" text:continue-list="list_Meter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Meter42" text:continue-numbering="true" text:continue-list="list_Meter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Meter43" text:continue-numbering="true" text:continue-list="list_Meter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Meter44" text:continue-numbering="true" text:continue-list="list_Meter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45" text:continue-numbering="true" text:continue-list="list_Meter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Meter46" text:continue-numbering="true" text:continue-list="list_Meter4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Meter47" text:continue-numbering="true" text:continue-list="list_Meter4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Meter48" text:continue-numbering="true" text:continue-list="list_Meter4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Meter49" text:continue-numbering="true" text:continue-list="list_Meter4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Meter50" text:continue-numbering="true" text:continue-list="list_Meter4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51" text:continue-numbering="true" text:continue-list="list_Meter5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Meter52"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53" text:continue-numbering="true" text:continue-list="list_Meter5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eter54" text:continue-numbering="true" text:continue-list="list_Meter5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eter55" text:continue-numbering="true" text:continue-list="list_Meter5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56" text:style-name="List_20_1">
                    <text:list-item>
                            <text:p text:style-name="List_20_1_20_Start">
                            <text:span><text:span text:style-name="T1">Meter</text:span></text:span>
                            </text:p>
                        </text:list-item>
                        
<text:list-item>
                            <text:p text:style-name="List_20_1_20_End">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